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ohit Hindi" svg:font-family="'Lohit Hindi', 'Times New Roman'" style:font-pitch="variable"/>
    <style:font-face style:name="WenQuanYi Zen Hei" svg:font-family="'WenQuanYi Zen Hei', 'Times New Roman'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78cm" fo:margin-left="-0.136cm" table:align="left" style:writing-mode="lr-tb"/>
    </style:style>
    <style:style style:name="Таблица1.A" style:family="table-column">
      <style:table-column-properties style:column-width="6.124cm"/>
    </style:style>
    <style:style style:name="Таблица1.B" style:family="table-column">
      <style:table-column-properties style:column-width="5.364cm"/>
    </style:style>
    <style:style style:name="Таблица1.C" style:family="table-column">
      <style:table-column-properties style:column-width="3.133cm"/>
    </style:style>
    <style:style style:name="Таблица1.D" style:family="table-column">
      <style:table-column-properties style:column-width="3.15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2" style:family="table">
      <style:table-properties style:width="18.018cm" fo:margin-left="-0.136cm" table:align="left" style:writing-mode="lr-tb"/>
    </style:style>
    <style:style style:name="Таблица2.A" style:family="table-column">
      <style:table-column-properties style:column-width="1.625cm"/>
    </style:style>
    <style:style style:name="Таблица2.B" style:family="table-column">
      <style:table-column-properties style:column-width="9.751cm"/>
    </style:style>
    <style:style style:name="Таблица2.C" style:family="table-column">
      <style:table-column-properties style:column-width="3.75cm"/>
    </style:style>
    <style:style style:name="Таблица2.D" style:family="table-column">
      <style:table-column-properties style:column-width="2.89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>
        <style:tab-stops>
          <style:tab-stop style:position="11.001cm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7.501cm" style:type="right"/>
        </style:tab-stops>
      </style:paragraph-properties>
    </style:style>
    <style:style style:name="P5" style:family="paragraph" style:parent-style-name="Standard">
      <style:text-properties fo:font-size="12pt" fo:language="ru" fo:country="RU" style:font-size-asian="12pt"/>
    </style:style>
    <style:style style:name="P6" style:family="paragraph" style:parent-style-name="Standard">
      <style:paragraph-properties fo:line-height="150%">
        <style:tab-stops>
          <style:tab-stop style:position="8.502cm"/>
        </style:tab-stops>
      </style:paragraph-properties>
      <style:text-properties fo:font-size="12pt" fo:language="ru" fo:country="RU" style:font-size-asian="12pt"/>
    </style:style>
    <style:style style:name="P7" style:family="paragraph" style:parent-style-name="Standard">
      <style:paragraph-properties fo:line-height="150%">
        <style:tab-stops>
          <style:tab-stop style:position="11.001cm"/>
        </style:tab-stops>
      </style:paragraph-properties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10" style:family="paragraph" style:parent-style-name="Standard">
      <style:paragraph-properties style:snap-to-layout-grid="false"/>
      <style:text-properties fo:font-size="12pt" fo:language="ru" fo:country="RU" style:font-size-asian="12pt"/>
    </style:style>
    <style:style style:name="P11" style:family="paragraph" style:parent-style-name="Standard">
      <style:paragraph-properties>
        <style:tab-stops>
          <style:tab-stop style:position="5.001cm"/>
        </style:tab-stops>
      </style:paragraph-properties>
      <style:text-properties fo:font-size="12pt" fo:language="ru" fo:country="RU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/>
    </style:style>
    <style:style style:name="P14" style:family="paragraph" style:parent-style-name="Standard">
      <style:text-properties fo:font-size="8pt" fo:language="ru" fo:country="RU" style:font-size-asian="8pt"/>
    </style:style>
    <style:style style:name="P15" style:family="paragraph" style:parent-style-name="Standard">
      <style:paragraph-properties>
        <style:tab-stops>
          <style:tab-stop style:position="8.001cm"/>
        </style:tab-stops>
      </style:paragraph-properties>
      <style:text-properties fo:font-size="8pt" fo:language="ru" fo:country="RU" style:font-size-asian="8pt"/>
    </style:style>
    <style:style style:name="P16" style:family="paragraph" style:parent-style-name="Standard">
      <style:paragraph-properties>
        <style:tab-stops>
          <style:tab-stop style:position="7.001cm"/>
        </style:tab-stops>
      </style:paragraph-properties>
      <style:text-properties fo:font-size="8pt" fo:language="ru" fo:country="RU" style:font-size-asian="8pt"/>
    </style:style>
    <style:style style:name="P17" style:family="paragraph" style:parent-style-name="Standard">
      <style:paragraph-properties>
        <style:tab-stops>
          <style:tab-stop style:position="12.002cm"/>
        </style:tab-stops>
      </style:paragraph-properties>
      <style:text-properties fo:font-size="8pt" fo:language="ru" fo:country="RU" style:font-size-asian="8pt"/>
    </style:style>
    <style:style style:name="P18" style:family="paragraph" style:parent-style-name="Standard">
      <style:text-properties fo:font-size="8pt" fo:language="ru" fo:country="RU" fo:font-weight="bold" style:font-size-asian="8pt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20" style:family="paragraph" style:parent-style-name="Standard">
      <style:text-properties fo:font-size="11pt" fo:language="ru" fo:country="RU" style:font-size-asian="11pt"/>
    </style:style>
    <style:style style:name="P21" style:family="paragraph" style:parent-style-name="Standard">
      <style:paragraph-properties style:snap-to-layout-grid="false"/>
      <style:text-properties fo:font-size="11pt" fo:language="ru" fo:country="RU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fo:language="ru" fo:country="RU" style:font-size-asian="11pt"/>
    </style:style>
    <style:style style:name="P23" style:family="paragraph" style:parent-style-name="Standard">
      <style:paragraph-properties>
        <style:tab-stops>
          <style:tab-stop style:position="12.002cm"/>
        </style:tab-stops>
      </style:paragraph-properties>
    </style:style>
    <style:style style:name="P24" style:family="paragraph" style:parent-style-name="Standard">
      <style:paragraph-properties fo:break-before="page"/>
      <style:text-properties fo:font-size="12pt" fo:language="ru" fo:country="RU" fo:font-weight="bold" style:font-size-asian="12pt" style:font-weight-asian="bold"/>
    </style:style>
    <style:style style:name="P25" style:family="paragraph" style:parent-style-name="Нормальный">
      <style:paragraph-properties fo:text-align="center" style:justify-single-word="false" style:snap-to-layout-grid="false"/>
      <style:text-properties fo:font-size="12pt" fo:language="ru" fo:country="RU" style:font-size-asian="12pt"/>
    </style:style>
    <style:style style:name="P26" style:family="paragraph" style:parent-style-name="Нормальный">
      <style:paragraph-properties style:snap-to-layout-grid="false"/>
      <style:text-properties fo:font-size="12pt" fo:language="ru" fo:country="RU" fo:font-style="italic" style:font-size-asian="12pt" style:font-style-asian="italic"/>
    </style:style>
    <style:style style:name="P27" style:family="paragraph" style:parent-style-name="Title"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0.979cm" style:auto-text-indent="false"/>
    </style:style>
    <style:style style:name="P29" style:family="paragraph" style:parent-style-name="Standard">
      <style:paragraph-properties fo:text-align="justify" style:justify-single-word="false"/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P30" style:family="paragraph" style:parent-style-name="Standard" style:list-style-name="L1">
      <style:paragraph-properties fo:line-height="100%" fo:text-align="justify" style:justify-single-word="false" fo:hyphenation-ladder-count="no-limit">
        <style:tab-stops>
          <style:tab-stop style:position="1.27cm"/>
        </style:tab-stops>
      </style:paragraph-properties>
      <style:text-properties fo:hyphenate="true" fo:hyphenation-remain-char-count="2" fo:hyphenation-push-char-count="2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Title" style:master-page-name="Standard">
      <style:paragraph-properties style:page-number="auto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language="ru" fo:country="RU" fo:font-weight="bold" style:font-size-asian="12pt" style:font-weight-asian="bold"/>
    </style:style>
    <style:style style:name="T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ru" fo:country="RU" style:text-underline-style="solid" style:text-underline-width="auto" style:text-underline-color="font-color" style:font-size-asian="12pt"/>
    </style:style>
    <style:style style:name="T5" style:family="text">
      <style:text-properties fo:font-size="12pt" fo:language="ru" fo:country="RU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language="ru" fo:country="RU" style:font-size-asian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9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0" style:family="text">
      <style:text-properties fo:font-size="12pt" fo:language="ru" fo:country="RU" fo:font-style="italic" style:text-underline-style="solid" style:text-underline-width="auto" style:text-underline-color="font-color" style:font-size-asian="12pt" style:font-style-asian="italic" style:font-size-complex="12pt" style:font-style-complex="italic" style:font-weight-complex="bold"/>
    </style:style>
    <style:style style:name="T11" style:family="text">
      <style:text-properties fo:font-size="12pt" fo:language="ru" fo:country="RU" fo:font-style="normal" style:text-underline-style="solid" style:text-underline-width="auto" style:text-underline-color="font-color" style:font-size-asian="12pt" style:font-style-asian="normal" style:font-style-complex="normal"/>
    </style:style>
    <style:style style:name="T12" style:family="text">
      <style:text-properties fo:font-size="12pt" style:font-size-asian="12pt"/>
    </style:style>
    <style:style style:name="T13" style:family="text">
      <style:text-properties fo:color="#ffffff" fo:font-size="12pt" fo:language="ru" fo:country="RU" style:text-underline-style="solid" style:text-underline-width="auto" style:text-underline-color="font-color" style:font-size-asian="12pt"/>
    </style:style>
    <style:style style:name="T14" style:family="text">
      <style:text-properties fo:color="#ffffff" fo:font-size="12pt" fo:language="ru" fo:country="RU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ffffff" fo:font-size="12pt" fo:language="ru" fo:country="RU" style:font-size-asian="12pt"/>
    </style:style>
    <style:style style:name="T16" style:family="text">
      <style:text-properties fo:color="#ffffff" fo:font-size="12pt" fo:language="ru" fo:country="RU" fo:font-style="italic" style:text-underline-style="solid" style:text-underline-width="auto" style:text-underline-color="font-color" style:font-size-asian="12pt" style:font-style-asian="italic"/>
    </style:style>
    <style:style style:name="T17" style:family="text">
      <style:text-properties fo:font-size="8pt" style:font-size-asian="8pt"/>
    </style:style>
    <style:style style:name="T18" style:family="text">
      <style:text-properties fo:font-size="8pt" fo:language="ru" fo:country="RU" style:font-size-asian="8pt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italic" style:text-underline-style="none" fo:font-weight="normal" style:text-blinking="false" style:font-size-asian="12pt" style:font-style-asian="italic" style:font-size-complex="12pt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style:font-name-asian="Batang" style:font-size-asian="12pt" style:font-size-complex="12pt"/>
    </style:style>
    <style:style style:name="T22" style:family="text">
      <style:text-properties fo:font-variant="normal" fo:text-transform="none" fo:color="#000000" style:text-line-through-style="none" style:font-name="Times New Roman" fo:font-size="12pt" fo:letter-spacing="normal" fo:language="ru" fo:country="RU" fo:font-style="normal" style:text-underline-style="none" fo:font-weight="normal" style:text-blinking="false" style:font-name-asian="Batang" style:font-size-asian="12pt" style:font-size-complex="12pt"/>
    </style:style>
    <style:style style:name="T23" style:family="text">
      <style:text-properties fo:font-variant="normal" fo:text-transform="none" fo:color="#000000" style:text-line-through-style="none" fo:font-size="12pt" fo:letter-spacing="normal" fo:language="ru" fo:country="RU" fo:font-style="normal" style:text-underline-style="none" fo:font-weight="normal" style:text-blinking="false" style:font-name-asian="Batang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000000" style:text-line-through-style="none" fo:font-size="12pt" fo:letter-spacing="normal" fo:language="en" fo:country="US" fo:font-style="normal" style:text-underline-style="none" fo:font-weight="normal" style:text-blinking="false" style:font-name-asian="Batang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000000" style:text-line-through-style="none" fo:font-size="12pt" fo:letter-spacing="normal" fo:language="en" fo:country="US" fo:font-style="normal" style:text-underline-style="none" fo:font-weight="normal" style:text-blinking="false" style:font-name-asian="Batang" style:font-size-asian="12pt" style:font-style-asian="normal" style:font-name-complex="Times New Roman" style:font-size-complex="12pt" style:font-style-complex="normal"/>
    </style:style>
    <style:style style:name="T26" style:family="text">
      <style:text-properties fo:font-variant="normal" fo:text-transform="none" style:text-line-through-style="none" style:font-name="Times New Roman" fo:font-size="12pt" fo:letter-spacing="normal" fo:language="en" fo:country="US" fo:font-style="normal" fo:font-weight="normal" style:text-blinking="false" style:font-name-asian="Batang" style:font-size-asian="12pt" style:font-size-complex="12pt"/>
    </style:style>
    <style:style style:name="T27" style:family="text">
      <style:text-properties fo:font-variant="normal" fo:text-transform="none" fo:color="#280099" style:text-line-through-style="none" style:font-name="Times New Roman" fo:font-size="12pt" fo:letter-spacing="normal" fo:language="en" fo:country="US" fo:font-style="normal" fo:font-weight="normal" style:text-blinking="false" style:font-name-asian="Batang" style:font-size-asian="12pt" style:font-size-complex="12pt"/>
    </style:style>
    <style:style style:name="T28" style:family="text">
      <style:text-properties fo:language="ru" fo:country="RU"/>
    </style:style>
    <style:style style:name="T29" style:family="text">
      <style:text-properties fo:font-style="itali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size-asian="12pt"/>
    </style:style>
    <style:style style:name="T32" style:family="text">
      <style:text-properties style:font-style-asian="italic"/>
    </style:style>
    <style:style style:name="T3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ЕДЕРАЛЬНОЕ ГОСУДАРСТВЕННОЕ БЮДЖЕТНОЕ ОБРАЗОВАТЕЛЬНОЕ УЧРЕЖДЕНИЕ</text:p>
      <text:p text:style-name="P27">ВЫСШЕГО ПРОФЕССИОНАЛЬНОГО ОБРАЗОВАНИЯ</text:p>
      <text:p text:style-name="P27"/>
      <text:p text:style-name="P1">САНКТ-ПЕТЕРБУРГСКИЙ НАЦИОНАЛЬНЫЙ ИССЛЕДОВАТЕЛЬСКИЙ УНИВЕРСИТЕТ ИНФОРМАЦИОННЫХ ТЕХНОЛОГИЙ,</text:p>
      <text:p text:style-name="P1">МЕХАНИКИ И ОПТИКИ</text:p>
      <text:p text:style-name="P1"/>
      <text:p text:style-name="P1"/>
      <text:p text:style-name="P2"><text:span text:style-name="T2">Факультет</text:span><text:span text:style-name="T5"> <text:s text:c="8"/></text:span><text:span text:style-name="T4">Информационных Технологий и Программирования <text:s text:c="41"/></text:span><text:span text:style-name="T13">.</text:span><text:span text:style-name="T4"> </text:span><text:span text:style-name="T6"><text:s/></text:span><text:span text:style-name="T2">Кафедра</text:span><text:span text:style-name="T6"> </text:span><text:span text:style-name="T4"><text:s text:c="31"/>Компьютерных Технологий <text:s text:c="63"/></text:span><text:span text:style-name="T15">.</text:span></text:p>
      <text:p text:style-name="P2"><text:span text:style-name="T2">Направление (специальность)</text:span><text:span text:style-name="T5"> <text:s/></text:span><text:span text:style-name="T4">Прикладная математика и информатика <text:s text:c="2"/></text:span><text:span text:style-name="T2">Группа</text:span><text:span text:style-name="Пояснение"><text:span text:style-name="T5"> <text:s text:c="4"/>4538 <text:s text:c="6"/></text:span></text:span><text:span text:style-name="Пояснение"><text:span text:style-name="T14">.</text:span></text:span><text:span text:style-name="Пояснение"><text:span text:style-name="T5"> <text:s/></text:span></text:span></text:p>
      <text:p text:style-name="P3"><text:span text:style-name="T2">Квалификация (степень</text:span><text:span text:style-name="T6">) </text:span><text:span text:style-name="T4">Бакалавр прикладной математики и информатики <text:tab/> <text:s text:c="19"/></text:span><text:span text:style-name="T13">.</text:span><text:span text:style-name="T2"><text:tab/>УТВЕРЖДАЮ</text:span></text:p>
      <text:p text:style-name="P6"><text:tab/>Зав.кафедрой_____________________________</text:p>
      <text:p text:style-name="P7"><text:tab/>______________________ 201 <text:s/>г.</text:p>
      <text:p text:style-name="P5"/>
      <text:p text:style-name="P5"/>
      <text:p text:style-name="P13">З А Д А Н И Е</text:p>
      <text:p text:style-name="P12">НА <text:s/>ВЫПУСКНУЮ <text:s/>КВАЛИФИКАЦИОННУЮ <text:s/>РАБОТУ</text:p>
      <text:p text:style-name="P12"/>
      <text:p text:style-name="Standard"><text:span text:style-name="T2">Студенту</text:span><text:span text:style-name="T6"> </text:span><text:span text:style-name="T8"><text:s text:c="47"/>Бочкареву А. И. <text:s text:c="62"/></text:span><text:span text:style-name="T16">.</text:span><text:span text:style-name="T6"> </text:span></text:p>
      <text:p text:style-name="P15"><text:tab/></text:p>
      <text:p text:style-name="Standard"><text:span text:style-name="T3">Руководитель</text:span><text:span text:style-name="T7"> <text:s/></text:span><text:span text:style-name="T9">Буздалов М. В., магистр прикладной математики <text:s/>и информатики, ассистент кафедры КТ</text:span></text:p>
      <text:p text:style-name="P16"><text:tab/></text:p>
      <text:p text:style-name="P14"/>
      <text:p text:style-name="P4"><text:span text:style-name="T2">1. </text:span><text:span text:style-name="T3">Наименование темы:</text:span><text:span text:style-name="T7"> </text:span><text:span text:style-name="T5"><text:s/>Совместное применение генетических алгоритмов, параллельных и векторных вычислений для построения конечных автоматов</text:span><text:span text:style-name="T10">.</text:span><text:span text:style-name="T5"><text:tab/></text:span></text:p>
      <text:p text:style-name="Standard"><text:span text:style-name="T2">2. Срок сдачи студентом законченной работы</text:span><text:span text:style-name="T6"> </text:span><text:span text:style-name="T4">31 мая 2012 г.</text:span></text:p>
      <text:p text:style-name="P31"><text:span text:style-name="T2">3. Техническое задание и исходные данные к работе</text:span><text:span text:style-name="T6"> <text:s/></text:span><text:span text:style-name="T11">Методы построения управляющих конечных автоматов с использованием генетических алгоритмах в течение нескольких лет активно исследуется на кафедре компьютерных технологий НИУ ИТМО. Однако, практически все эти исследования при вычислениях используют центральный процессор, в то время как использование графических процессоров может повысить эффективность данных методов. Наиболее трудоемкой операцией в генетических алгоритмах являетя функция приспособленности, эффективная реализация которой для данных методов затруднительна.</text:span></text:p>
      <text:p text:style-name="P28"><text:span text:style-name="T11">Требуется рассмотреть задачу о возможности эффективного применения графических процессоров для генетического построения управляющих автоматов</text:span><text:span text:style-name="T8">.</text:span></text:p>
      <text:p text:style-name="Standard"><text:span text:style-name="T2">4. Содержание выпускной работы (перечень подлежащих разработке вопросов)</text:span><text:span text:style-name="T6"> </text:span></text:p>
      <text:p text:style-name="P29"><text:span text:style-name="T33">В работе следует выбрать известную задачу для демонстрации эффективности реализованных методов, реализовать необходимые алгоритмы и программы, сравнить полученные результаты с результатами стандартных реализаций с точки зрения быстродействия</text:span>.</text:p>
      <text:p text:style-name="Standard"><text:span text:style-name="T2">5. Перечень графического материала (с указанием обязательного материала</text:span><text:span text:style-name="T6">) __________________________________________________________________________________</text:span></text:p>
      <text:p text:style-name="Standard"><text:span text:style-name="T2">6. Исходные материалы и пособия</text:span><text:span text:style-name="T6"> <text:s/></text:span></text:p>
      <text:list xml:id="list32557504" text:style-name="L1">
        <text:list-item>
          <text:p text:style-name="P30"><text:span text:style-name="T19">Бедный Ю. Д., Шалыто А. А.</text:span><text:span text:style-name="T20"> Применение генетических алгоритмов для построения автоматов в задаче «Умный муравей». СПбГУ ИТМО, 2007. </text:span><text:a xlink:type="simple" xlink:href="http://is.ifmo.ru/works/ant"><text:span text:style-name="Internet_20_link"><text:span text:style-name="T26">http://is.ifmo.ru/works/ant</text:span></text:span></text:a></text:p>
        </text:list-item>
        <text:list-item>
          <text:p text:style-name="P30"><text:span text:style-name="Internet_20_link"><text:span text:style-name="T21">Khronos OpenCL Working Group:</text:span></text:span><text:span text:style-name="Internet_20_link"><text:span text:style-name="T26"> </text:span></text:span><text:a xlink:type="simple" xlink:href="http://www.khronos.org/registry/cl/specs/opencl-1.1.pdf"><text:span text:style-name="Internet_20_link"><text:span text:style-name="T27">The OpenCL Specification, Version 1.1, 2011</text:span></text:span></text:a><text:span text:style-name="Internet_20_link"><text:span text:style-name="T26">.</text:span></text:span></text:p>
        </text:list-item>
        <text:list-item>
          <text:p text:style-name="P30"><text:soft-page-break/><text:span text:style-name="Internet_20_link"><text:span text:style-name="T22">Коротков Ф.М., </text:span></text:span><text:span text:style-name="Пояснение"><text:span text:style-name="T24">Разработка</text:span></text:span><text:span text:style-name="Пояснение"><text:span text:style-name="T25"> </text:span></text:span><text:span text:style-name="Пояснение"><text:span text:style-name="T24">методов</text:span></text:span><text:span text:style-name="Пояснение"><text:span text:style-name="T25"> </text:span></text:span><text:span text:style-name="Пояснение"><text:span text:style-name="T24">реализации</text:span></text:span><text:span text:style-name="Пояснение"><text:span text:style-name="T25"> </text:span></text:span><text:span text:style-name="Пояснение"><text:span text:style-name="T24">генетических</text:span></text:span><text:span text:style-name="Пояснение"><text:span text:style-name="T25"> </text:span></text:span><text:span text:style-name="Пояснение"><text:span text:style-name="T24">алгоритмов</text:span></text:span><text:span text:style-name="Пояснение"><text:span text:style-name="T25"> </text:span></text:span><text:span text:style-name="Пояснение"><text:span text:style-name="T24">для</text:span></text:span><text:span text:style-name="Пояснение"><text:span text:style-name="T25"> </text:span></text:span><text:span text:style-name="Пояснение"><text:span text:style-name="T24">вычислительных</text:span></text:span><text:span text:style-name="Пояснение"><text:span text:style-name="T25"> </text:span></text:span><text:span text:style-name="Пояснение"><text:span text:style-name="T24">модулей</text:span></text:span><text:span text:style-name="Пояснение"><text:span text:style-name="T25"> </text:span></text:span><text:span text:style-name="Пояснение"><text:span text:style-name="T24">на</text:span></text:span><text:span text:style-name="Пояснение"><text:span text:style-name="T25"> </text:span></text:span><text:span text:style-name="Пояснение"><text:span text:style-name="T24">базе</text:span></text:span><text:span text:style-name="Пояснение"><text:span text:style-name="T25"> </text:span></text:span><text:span text:style-name="Пояснение"><text:span text:style-name="T24">видеокарт. </text:span></text:span><text:span text:style-name="Пояснение"><text:span text:style-name="T23">Бакалаврская работа. 2011, НИУ ИТМО</text:span></text:span></text:p>
        </text:list-item>
      </text:list>
      <text:p text:style-name="P24">7. Консультанты по работе с указанием относящихся к ним разделов работы</text:p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>Раздел</text:p>
          </table:table-cell>
          <table:table-cell table:style-name="Таблица1.A1" office:value-type="string">
            <text:p text:style-name="P9">Консультант</text:p>
          </table:table-cell>
          <table:table-cell table:style-name="Таблица1.C1" table:number-columns-spanned="2" office:value-type="string">
            <text:p text:style-name="P9">Подпись, дата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21">Задание выдал</text:p>
          </table:table-cell>
          <table:table-cell table:style-name="Таблица1.C1" office:value-type="string">
            <text:p text:style-name="P21">Задание принял</text:p>
          </table:table-cell>
        </table:table-row>
        <table:table-row table:style-name="Таблица1.1">
          <table:table-cell table:style-name="Таблица1.A1" office:value-type="string">
            <text:p text:style-name="P21">Экономика и организация производства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21">Технология приборостроения</text:p>
            <text:p text:style-name="P2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21">Безопасность жизнедеятельности и экология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9"/>
          </table:table-cell>
        </table:table-row>
      </table:table>
      <text:p text:style-name="P19"/>
      <text:p text:style-name="P12">КАЛЕНДАРНЫЙ ПЛАН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9">№№</text:p>
            <text:p text:style-name="P8">п/п</text:p>
          </table:table-cell>
          <table:table-cell table:style-name="Таблица2.A1" office:value-type="string">
            <text:p text:style-name="P9">Наименование этапов выпускной квалификационной работы</text:p>
          </table:table-cell>
          <table:table-cell table:style-name="Таблица2.A1" office:value-type="string">
            <text:p text:style-name="P22">Срок выполнения этапов работы</text:p>
          </table:table-cell>
          <table:table-cell table:style-name="Таблица2.D1" office:value-type="string">
            <text:p text:style-name="P9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6">Изучение существующих методов.</text:p>
          </table:table-cell>
          <table:table-cell table:style-name="Таблица2.A1" office:value-type="string">
            <text:p text:style-name="P25">31 октября 2011</text:p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>2</text:p>
          </table:table-cell>
          <table:table-cell table:style-name="Таблица2.A1" office:value-type="string">
            <text:p text:style-name="P26">Разработка и реализация первой реализации алгоритмов.</text:p>
          </table:table-cell>
          <table:table-cell table:style-name="Таблица2.A1" office:value-type="string">
            <text:p text:style-name="P25">31 декабря 2011</text:p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>3</text:p>
          </table:table-cell>
          <table:table-cell table:style-name="Таблица2.A1" office:value-type="string">
            <text:p text:style-name="P26">Реализация системы тестирования быстродействия.</text:p>
          </table:table-cell>
          <table:table-cell table:style-name="Таблица2.A1" office:value-type="string">
            <text:p text:style-name="P25">15 января 2012</text:p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6">Совершенствование реализации и измерение быстродействия на различных данных.</text:p>
          </table:table-cell>
          <table:table-cell table:style-name="Таблица2.A1" office:value-type="string">
            <text:p text:style-name="P25">30 апреля 2012</text:p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>5</text:p>
          </table:table-cell>
          <table:table-cell table:style-name="Таблица2.A1" office:value-type="string">
            <text:p text:style-name="P26">Написание пояснительной записки</text:p>
          </table:table-cell>
          <table:table-cell table:style-name="Таблица2.A1" office:value-type="string">
            <text:p text:style-name="P25">31 мая 2012</text:p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5"/>
          </table:table-cell>
          <table:table-cell table:style-name="Таблица2.D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6"/>
          </table:table-cell>
          <table:table-cell table:style-name="Таблица2.A1" office:value-type="string">
            <text:p text:style-name="P25"/>
          </table:table-cell>
          <table:table-cell table:style-name="Таблица2.D1" office:value-type="string">
            <text:p text:style-name="P10"/>
          </table:table-cell>
        </table:table-row>
      </table:table>
      <text:p text:style-name="P14"/>
      <text:p text:style-name="Standard"><text:span text:style-name="T2">8. Дата выдачи задания</text:span><text:span text:style-name="T12">: 01 </text:span><text:span text:style-name="T6">сентября 2011 г.</text:span></text:p>
      <text:p text:style-name="P14"/>
      <text:p text:style-name="P11"><text:tab/>Руководитель_____________________________________________</text:p>
      <text:p text:style-name="P17"><text:tab/>(подпись)</text:p>
      <text:p text:style-name="P11"><text:tab/>Задание принял к исполнению______________________________</text:p>
      <text:p text:style-name="P23"><text:span text:style-name="T18"><text:tab/></text:span><text:span text:style-name="T17">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Lohit Hindi" svg:font-family="'Lohit Hindi', 'Times New Roman'" style:font-pitch="variable"/>
    <style:font-face style:name="WenQuanYi Zen Hei" svg:font-family="'WenQuanYi Zen Hei', 'Times New Roman'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1pt" fo:language="ru" fo:country="RU" fo:font-weight="bold" style:font-name-asian="SimSun" style:font-size-asian="11pt" style:font-weight-asian="bold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ibliography_20_1_20__28_user_29_" style:display-name="Bibliography 1 (user)" style:family="paragraph" style:parent-style-name="Standard">
      <style:paragraph-properties fo:orphans="0" fo:widows="0" fo:hyphenation-ladder-count="no-limit" text:number-lines="false" text:line-number="0">
        <style:tab-stops>
          <style:tab-stop style:position="11.4cm" style:type="right" style:leader-style="dotted" style:leader-text="."/>
        </style:tab-stops>
      </style:paragraph-properties>
      <style:text-properties fo:language="ru" fo:country="RU" style:letter-kerning="true" style:font-name-asian="WenQuanYi Zen Hei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Нормальный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1" style:family="text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Пояснение" style:family="text">
      <style:text-properties style:font-name="Times New Roman" fo:font-style="italic" style:font-style-asian="italic" style:font-name-complex="Times New Roman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01cm" fo:text-indent="-1cm" fo:margin-left="1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анкт-Петербурсгкий государственный институт</dc:title>
    <meta:initial-creator>Черненко Елена Ефимовна</meta:initial-creator>
    <meta:creation-date>2012-05-18T17:41:00</meta:creation-date>
    <dc:date>2012-06-19T13:14:50.41</dc:date>
    <meta:print-date>2012-06-04T12:05:00</meta:print-date>
    <meta:editing-cycles>15</meta:editing-cycles>
    <meta:editing-duration>PT03H35M10S</meta:editing-duration>
    <meta:generator>OpenOffice.org/3.2$Win32 OpenOffice.org_project/320m12$Build-9483</meta:generator>
    <meta:document-statistic meta:table-count="2" meta:image-count="0" meta:object-count="0" meta:page-count="3" meta:paragraph-count="61" meta:word-count="385" meta:character-count="3633"/>
    <dc:creator>Максим Буздалов</dc:creator>
    <meta:user-defined meta:name="Поле 1"/>
    <meta:user-defined meta:name="Поле 2"/>
    <meta:user-defined meta:name="Поле 3"/>
    <meta:user-defined meta:name="Поле 4"/>
  </office:meta>
</office:document-meta>
</file>